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972cm" table:align="left"/>
    </style:style>
    <style:style style:name="Tabelle1.A" style:family="table-column">
      <style:table-column-properties style:column-width="0.827cm"/>
    </style:style>
    <style:style style:name="Tabelle1.B" style:family="table-column">
      <style:table-column-properties style:column-width="4.092cm"/>
    </style:style>
    <style:style style:name="Tabelle1.C" style:family="table-column">
      <style:table-column-properties style:column-width="5.953cm"/>
    </style:style>
    <style:style style:name="Tabelle1.D" style:family="table-column">
      <style:table-column-properties style:column-width="8.1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6.334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6.334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6.334cm" style:rel-column-width="2184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körper_20_Code">
      <style:text-properties style:font-name="Nimbus Mono L1"/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able_20_Contents" style:list-style-name="L2">
      <style:text-properties fo:font-size="11pt" style:font-size-asian="11pt" style:font-size-complex="11pt"/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Footer_20_left">
      <style:paragraph-properties fo:text-align="end" style:justify-single-word="false"/>
    </style:style>
    <style:style style:name="P11" style:family="paragraph" style:parent-style-name="Footer_20_left" style:master-page-name="">
      <style:paragraph-properties style:page-number="auto"/>
    </style:style>
    <style:style style:name="P12" style:family="paragraph" style:parent-style-name="Text_20_body" style:list-style-name="L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Nimbus Roman No9 L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-155611604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83157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83168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529351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95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61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735560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306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728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1023294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83213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840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96387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555274308">
          <text:deletion>
            <office:change-info>
              <dc:creator>Simon J. Schilling</dc:creator>
              <dc:date>2008-11-15T13:45:37</dc:date>
            </office:change-info>
            <text:p text:style-name="Text_20_body">Die genauen Lizenzbedingungen sind im Quellverzeichnis in der Datei LIZENCE.TXT zu finden.</text:p>
            <text:p text:style-name="Text_20_body">Alternativ findet sich die Lizenz im Internet auf http://www.gnu.org/licenses/.</text:p>
            <text:h text:style-name="Heading_20_2" text:outline-level="2"/>
          </text:deletion>
        </text:changed-region>
        <text:changed-region text:id="ct-168686194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83179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1025456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39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55527009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35825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5294188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35803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96465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183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436038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5293628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05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98581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6862168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275047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7068582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320866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85294636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555992528">
          <text:deletion>
            <office:change-info>
              <dc:creator>Simon J. Schilling</dc:creator>
              <dc:date>2008-11-15T13:45:37</dc:date>
            </office:change-info>
            <text:h text:style-name="Heading_20_3" text:outline-level="3">Übersicht</text:h>
            <text:h text:style-name="Heading_20_4" text:outline-level="4">Übersicht nach Klassen</text:h>
            <text:h text:style-name="Heading_20_4" text:outline-level="4">Übersicht nach Dateien</text:h>
            <text:h text:style-name="Heading_20_3" text:outline-level="3">Kurz-Beschreibung der einzelnen Units</text:h>
            <text:h text:style-name="Heading_20_1" text:outline-level="1"/>
          </text:deletion>
        </text:changed-region>
        <text:changed-region text:id="ct-1555271844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555268192">
          <text:deletion>
            <office:change-info>
              <dc:creator>Simon J. Schilling</dc:creator>
              <dc:date>2008-11-15T13:45:37</dc:date>
            </office:change-info>
            <text:h text:style-name="Heading_20_2" text:outline-level="2">utftasolv</text:h>
          </text:deletion>
        </text:changed-region>
        <text:changed-region text:id="ct-1555268752">
          <text:insertion>
            <office:change-info>
              <dc:creator>Simon J. Schilling</dc:creator>
              <dc:date>2008-11-15T13:45:37</dc:date>
            </office:change-info>
          </text:insertion>
        </text:changed-region>
        <text:changed-region text:id="ct-1610183832">
          <text:deletion>
            <office:change-info>
              <dc:creator>Simon J. Schilling</dc:creator>
              <dc:date>2008-11-15T13:45:37</dc:date>
            </office:change-info>
            <text:h text:style-name="Heading_20_2" text:outline-level="2">utftaformtftasolver</text:h>
            <text:h text:style-name="Heading_20_2" text:outline-level="2">utftaformabout</text:h>
            <text:h text:style-name="Heading_20_2" text:outline-level="2">utftaformtftadebugmessages</text:h>
            <text:h text:style-name="Heading_20_2" text:outline-level="2">utftaexpression</text:h>
            <text:h text:style-name="Heading_20_2" text:outline-level="2">utftalist</text:h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of TFTASOLVER</text:p>
      <text:p text:style-name="Standard"/>
      <text:p text:style-name="Subtitle">Simon J. Schilling</text:p>
      <text:p text:style-name="Subtitle">2008</text:p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6">1General Information<text:tab/>2</text:p>
          <text:p text:style-name="P4">1.1This Document<text:tab/>2</text:p>
          <text:p text:style-name="P4">1.2Document Structure<text:tab/>2</text:p>
          <text:p text:style-name="P6">2The Program TFTASolver<text:tab/>2</text:p>
          <text:p text:style-name="P4">2.1Functional Description (Overview)<text:tab/>2</text:p>
          <text:p text:style-name="P4">2.2Implementation<text:tab/>2</text:p>
          <text:p text:style-name="P8">2.2.1Programming Language<text:tab/>2</text:p>
          <text:p text:style-name="P8">2.2.2Programming Principles<text:tab/>2</text:p>
          <text:p text:style-name="P8">2.2.3Portability<text:tab/>2</text:p>
          <text:p text:style-name="P8">2.2.4Lizense<text:tab/>2</text:p>
          <text:p text:style-name="P4">2.3Structure of Source Code / Units / Forms<text:tab/>2</text:p>
          <text:p text:style-name="P8">2.3.1MAtching of Files and Units and Classes<text:tab/>2</text:p>
          <text:p text:style-name="P6">3Detailed description of the Classes<text:tab/>3</text:p>
          <text:p text:style-name="P4">3.1THauptfenster<text:tab/>3</text:p>
          <text:p text:style-name="P4">3.2TFormAbout<text:tab/>3</text:p>
          <text:p text:style-name="P8">3.2.1Allgemeines zu TFormAbout<text:tab/>3</text:p>
          <text:p text:style-name="P4">3.3TFormDebugMeldungen<text:tab/>3</text:p>
          <text:p text:style-name="P4">3.4TTFTAExpression<text:tab/>3</text:p>
          <text:p text:style-name="P8">3.4.1Allgemeines zu TTFTAExpression<text:tab/>3</text:p>
          <text:p text:style-name="P8">3.4.2Übersicht wichtiger Members, Properties und Methods.<text:tab/>3</text:p>
          <text:p text:style-name="P5">3.4.2.1Input-orientierte Members, Properties und Methods<text:tab/>3</text:p>
          <text:p text:style-name="P5">3.4.2.2Output-orientierte Members, Properties und Methods<text:tab/>4</text:p>
          <text:p text:style-name="P5">3.4.2.3Allgemein / Sonstige Members, Properties und Methods<text:tab/>4</text:p>
          <text:p text:style-name="P4">3.5TTFTAList<text:tab/>4</text:p>
          <text:p text:style-name="P6">4Help for using TFTASolver<text:tab/>4</text:p>
        </text:index-body>
      </text:table-of-content>
      <text:p text:style-name="Standard"/>
      <text:h text:style-name="P9" text:outline-level="1">General Information</text:h>
      <text:h text:style-name="Heading_20_2" text:outline-level="2">This Document</text:h>
      <text:h text:style-name="Heading_20_2" text:outline-level="2">Document Structure</text:h>
      <text:h text:style-name="Heading_20_1" text:outline-level="1">The Program TFTASolver</text:h>
      <text:h text:style-name="Heading_20_2" text:outline-level="2">Functional Description (Overview)</text:h>
      <text:h text:style-name="Heading_20_2" text:outline-level="2">Implementation</text:h>
      <text:h text:style-name="Heading_20_3" text:outline-level="3">Programming Language</text:h>
      <text:p text:style-name="Text_20_body">This program is developed with<text:change-start text:change-id="ct-1556116044"/> FreePascal <text:change-end text:change-id="ct-1556116044"/>and<text:change-start text:change-id="ct-1684831572"/> Lazarus <text:change-end text:change-id="ct-1684831572"/>on<text:change-start text:change-id="ct-1684831684"/> Linux. </text:p>
      <text:p text:style-name="Text_20_body"><text:change-end text:change-id="ct-1684831684"/>Program v<text:change-start text:change-id="ct-1685293516"/>ersion<text:change-end text:change-id="ct-1685293516"/>s used<text:change-start text:change-id="ct-1686862952"/>: </text:p>
      <text:list xml:id="list1613049495" text:style-name="L1">
        <text:list-item>
          <text:p text:style-name="P12">Free Pascal Compiler version 2.2.0 for i386</text:p>
        </text:list-item>
        <text:list-item>
          <text:p text:style-name="P12">Lazarus Version 0.9.24 Beta</text:p>
        </text:list-item>
        <text:list-item>
          <text:p text:style-name="P12">Ubuntu Linux Hardy Herdon</text:p>
        </text:list-item>
      </text:list>
      <text:p text:style-name="Text_20_body">Lazarus <text:change-end text:change-id="ct-1686862952"/>is a free Integrated Development Suite for creating graphical applications as well as console (text-based) application in <text:change-start text:change-id="ct-1686862616"/>Free Pascal. Free Pascal i<text:change-end text:change-id="ct-1686862616"/>s a <text:change-start text:change-id="ct-1684735560"/>Pascal- <text:change-end text:change-id="ct-1684735560"/>a<text:change-start text:change-id="ct-1686863064"/>nd Object-Pascal-Compiler <text:change-end text:change-id="ct-1686863064"/>provided under<text:change-start text:change-id="ct-1686862728"/> (L)GPL <text:change-end text:change-id="ct-1686862728"/>for<text:change-start text:change-id="ct-1610232944"/> (<text:change-end text:change-id="ct-1610232944"/>among others<text:change-start text:change-id="ct-1684832132"/>) Windows, Linux, Mac OS X <text:change-end text:change-id="ct-1684832132"/>a<text:change-start text:change-id="ct-1686862840"/>nd FreeBSD.</text:p>
      <text:h text:style-name="Heading_20_3" text:outline-level="3"><text:change-end text:change-id="ct-1686862840"/>Programming Principles</text:h>
      <text:h text:style-name="Heading_20_3" text:outline-level="3">Portability</text:h>
      <text:p text:style-name="Text_20_body">The program TFTASolver is developed without using operating system specific feutures or extensions. It should compile on all operating systems that provide a graphical user interface and that are supported by Lazarus / Free Pascal.</text:p>
      <text:h text:style-name="Heading_20_3" text:outline-level="3">Lizense</text:h>
      <text:p text:style-name="Text_20_body">The program TFTASolver is distributed under the terms of the GNU General Public License as published by the Free Software Foundation, either version 3 of the License, or (at your option) any later version. You can find the license agreement on<text:change-start text:change-id="ct-1686963872"/> <text:a xlink:type="simple" xlink:href="http://www.gnu.org/licenses/">http://www.gnu.org/licenses</text:a><text:change-end text:change-id="ct-1686963872"/><text:a xlink:type="simple" xlink:href="http://www.gnu.org/licenses/">/</text:a>. </text:p>
      <text:p text:style-name="Text_20_body">You should have received a copy with TFTASolver, see file LICENSE.TXT.</text:p>
      <text:h text:style-name="Heading_20_2" text:outline-level="2"><text:change text:change-id="ct-1555274308"/>Structure of Source Code / Units / Forms</text:h>
      <text:h text:style-name="Heading_20_3" text:outline-level="3">MAtching of Files and Units and Classe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<text:change-start text:change-id="ct-1686861944"/>Nr.<text:change-end text:change-id="ct-1686861944"/></text:p>
          </table:table-cell>
          <table:table-cell table:style-name="Tabelle1.A1" office:value-type="string">
            <text:p text:style-name="P1"><text:change-start text:change-id="ct-1684831796"/>Name <text:change-end text:change-id="ct-1684831796"/>of file / unit</text:p>
          </table:table-cell>
          <table:table-cell table:style-name="Tabelle1.A1" office:value-type="string">
            <text:p text:style-name="P1"><text:change-start text:change-id="ct-1610254564"/>Name <text:change-end text:change-id="ct-1610254564"/>of class</text:p>
          </table:table-cell>
          <table:table-cell table:style-name="Tabelle1.D1" office:value-type="string">
            <text:p text:style-name="P1">Short description</text:p>
          </table:table-cell>
        </table:table-row>
        <table:table-row>
          <table:table-cell table:style-name="Tabelle1.A2" office:value-type="string">
            <text:list xml:id="list47236854" text:style-name="L2">
              <text:list-item>
                <text:p text:style-name="P7"/>
              </text:list-item>
            </text:list>
          </table:table-cell>
          <table:table-cell table:style-name="Tabelle1.A2" office:value-type="string">
            <text:p text:style-name="P1"><text:change-start text:change-id="ct-1686862392"/>Utftaformtftasolver.pas<text:change-end text:change-id="ct-1686862392"/></text:p>
          </table:table-cell>
          <table:table-cell table:style-name="Tabelle1.A2" office:value-type="string">
            <text:p text:style-name="P1"><text:change-start text:change-id="ct-1555270096"/>THauptfenster<text:change-end text:change-id="ct-1555270096"/></text:p>
          </table:table-cell>
          <table:table-cell table:style-name="Tabelle1.D2" office:value-type="string">
            <text:p text:style-name="Table_20_Contents"><text:change-start text:change-id="ct-1684358256"/><text:span text:style-name="T2">Hauptfenster der Applikation; Details siehe Kap. </text:span><text:a xlink:type="simple" xlink:href="#3.1.THauptfenster|outline"><text:span text:style-name="T2">3.1</text:span></text:a><text:change-end text:change-id="ct-1684358256"/></text:p>
          </table:table-cell>
        </table:table-row>
        <table:table-row>
          <table:table-cell table:style-name="Tabelle1.A2" office:value-type="string">
            <text:list xml:id="list488291205" text:continue-numbering="true" text:style-name="L2">
              <text:list-item>
                <text:p text:style-name="P7"/>
              </text:list-item>
            </text:list>
          </table:table-cell>
          <table:table-cell table:style-name="Tabelle1.A2" office:value-type="string">
            <text:p text:style-name="P1"><text:change-start text:change-id="ct-1685294188"/>Utftaformabout.pas<text:change-end text:change-id="ct-1685294188"/></text:p>
          </table:table-cell>
          <table:table-cell table:style-name="Tabelle1.A2" office:value-type="string">
            <text:p text:style-name="P1"><text:change-start text:change-id="ct-1684358032"/>TFormAbout<text:change-end text:change-id="ct-1684358032"/></text:p>
          </table:table-cell>
          <table:table-cell table:style-name="Tabelle1.D2" office:value-type="string">
            <text:p text:style-name="Table_20_Contents"><text:change-start text:change-id="ct-1686964656"/><text:span text:style-name="T2">Fenster mit „Informationen-Über“; Details siehe Kap. </text:span><text:a xlink:type="simple" xlink:href="#3.2.TFormAbout|outline"><text:span text:style-name="T2">3.2</text:span></text:a><text:change-end text:change-id="ct-1686964656"/></text:p>
          </table:table-cell>
        </table:table-row>
        <table:table-row>
          <table:table-cell table:style-name="Tabelle1.A2" office:value-type="string">
            <text:list xml:id="list2164813611" text:continue-numbering="true" text:style-name="L2">
              <text:list-item>
                <text:p text:style-name="P7"/>
              </text:list-item>
            </text:list>
          </table:table-cell>
          <table:table-cell table:style-name="Tabelle1.A2" office:value-type="string">
            <text:p text:style-name="P1"><text:change-start text:change-id="ct-1686861832"/>Utftaformtftadebugmessages.pas<text:change-end text:change-id="ct-1686861832"/></text:p>
          </table:table-cell>
          <table:table-cell table:style-name="Tabelle1.A2" office:value-type="string">
            <text:p text:style-name="P1"><text:change-start text:change-id="ct-1684360384"/>TFormDebugMeldungen<text:change-end text:change-id="ct-1684360384"/></text:p>
          </table:table-cell>
          <table:table-cell table:style-name="Tabelle1.D2" office:value-type="string">
            <text:p text:style-name="Table_20_Contents"><text:change-start text:change-id="ct-1685293628"/><text:span text:style-name="T2">Fenster, das Debug-Meldungen des Programms ausgeben kann; Details siehe </text:span><text:soft-page-break/><text:span text:style-name="T2">Kap.</text:span><text:a xlink:type="simple" xlink:href="#3.3.utftaformtftadebugmessages|outline"><text:span text:style-name="T2">3.3</text:span></text:a><text:change-end text:change-id="ct-1685293628"/></text:p>
          </table:table-cell>
        </table:table-row>
        <table:table-row>
          <table:table-cell table:style-name="Tabelle1.A2" office:value-type="string">
            <text:list xml:id="list1861166289" text:continue-numbering="true" text:style-name="L2">
              <text:list-item>
                <text:p text:style-name="P7"/>
              </text:list-item>
            </text:list>
          </table:table-cell>
          <table:table-cell table:style-name="Tabelle1.A2" office:value-type="string">
            <text:p text:style-name="P1"><text:change-start text:change-id="ct-1686862056"/>Utftaexpression.pas<text:change-end text:change-id="ct-1686862056"/></text:p>
          </table:table-cell>
          <table:table-cell table:style-name="Tabelle1.A2" office:value-type="string">
            <text:p text:style-name="P1"><text:change-start text:change-id="ct-1686985812"/>TTFTAExpression<text:change-end text:change-id="ct-1686985812"/></text:p>
          </table:table-cell>
          <table:table-cell table:style-name="Tabelle1.D2" office:value-type="string">
            <text:p text:style-name="Table_20_Contents"><text:change-start text:change-id="ct-1686862168"/><text:span text:style-name="T2">Der temporale Logik-Ausdruck mit Methoden </text:span><text:span text:style-name="T2">zur Darstellung, Berechnung usw. und der Liste der Objekte (Ereignisse) aus denen der temporale Term besteht; Details siehe Kap. </text:span><text:a xlink:type="simple" xlink:href="#3.4.utftaexpression|outline"><text:span text:style-name="T2">3.4</text:span></text:a><text:change-end text:change-id="ct-1686862168"/></text:p>
          </table:table-cell>
        </table:table-row>
        <table:table-row>
          <table:table-cell table:style-name="Tabelle1.A2" office:value-type="string">
            <text:list xml:id="list211258895" text:continue-numbering="true" text:style-name="L2">
              <text:list-item>
                <text:p text:style-name="P7"/>
              </text:list-item>
            </text:list>
          </table:table-cell>
          <table:table-cell table:style-name="Tabelle1.A2" office:value-type="string">
            <text:p text:style-name="P1"><text:change-start text:change-id="ct-1682750472"/>Utftalist.pas<text:change-end text:change-id="ct-1682750472"/></text:p>
          </table:table-cell>
          <table:table-cell table:style-name="Tabelle1.A2" office:value-type="string">
            <text:p text:style-name="P1"><text:change-start text:change-id="ct-1670685824"/>TTFTAList<text:change-end text:change-id="ct-1670685824"/></text:p>
          </table:table-cell>
          <table:table-cell table:style-name="Tabelle1.D2" office:value-type="string">
            <text:p text:style-name="Table_20_Contents"><text:change-start text:change-id="ct-1683208664"/><text:span text:style-name="T2">Liste der Objekte, aus denen sich der temporale Logik-Ausdruck zusammensetzt; Details siehe Kap. </text:span><text:a xlink:type="simple" xlink:href="#3.5.utftalist|outline"><text:span text:style-name="T2">3.5</text:span></text:a><text:change-end text:change-id="ct-1683208664"/></text:p>
          </table:table-cell>
        </table:table-row>
      </table:table>
      <text:p text:style-name="Text_20_body"><text:change-start text:change-id="ct-1685294636"/></text:p>
      <text:h text:style-name="Heading_20_1" text:outline-level="1"><text:change-end text:change-id="ct-1685294636"/><text:change text:change-id="ct-1555992528"/>Detailed description of the Classes</text:h>
      <text:h text:style-name="Heading_20_2" text:outline-level="2"><text:change-start text:change-id="ct-1555271844"/>THauptfenst<text:change-end text:change-id="ct-1555271844"/><text:change text:change-id="ct-1555268192"/>er</text:h>
      <text:h text:style-name="Heading_20_2" text:outline-level="2"><text:change-start text:change-id="ct-1555268752"/>TFormAbout</text:h>
      <text:h text:style-name="Heading_20_3" text:outline-level="3">Allgemeines zu TFormAbout</text:h>
      <text:p text:style-name="Text_20_body">Diese Klasse stellt das „Informationen über“-Fenster bereit. </text:p>
      <text:p text:style-name="Text_20_body">Dieses Fenster enthält Informationen über Autor, Version, Copyright und Lizenz.</text:p>
      <text:p text:style-name="Text_20_body">Es handelt sich um ein modales Fenster, d.h. die weitere Bedienung des Hauptfensters ist erst nach Schließen des „Informationen über“-Fensters möglich.</text:p>
      <text:p text:style-name="Text_20_body">Es gibt keine Schnittstellen.</text:p>
      <text:h text:style-name="Heading_20_2" text:outline-level="2">TFormDebugMeldungen</text:h>
      <text:p text:style-name="Text_20_body">Diese Klasse stellt ein Fenster bereit, über welches Textmeldungen, z.B. für Debugging während Programmlauf, ausgeben kann.</text:p>
      <text:p text:style-name="Text_20_body">Die Textmeldungen werden automatisch umgebrochen.</text:p>
      <text:p text:style-name="Text_20_body">Es handelt sich um ein nicht-modales Fenster.</text:p>
      <text:p text:style-name="Text_20_body">Schnittstelle ist:</text:p>
      <text:p text:style-name="P3">public procedure SchreibeMeldung(Parameter : ansistring)</text:p>
      <text:h text:style-name="Heading_20_2" text:outline-level="2">TTFTAExpression</text:h>
      <text:h text:style-name="Heading_20_3" text:outline-level="3">Allgemeines zu TTFTAExpression</text:h>
      <text:p text:style-name="Text_20_body">Diese Klasse stellt den Kern des Programs zur Verfügung, den eigentlichen Temporalen Term inkl. Methoden für Ein- und Ausgabe, graphische Darstellung, Ergebnisaufbereitung, Berechnung.</text:p>
      <text:h text:style-name="Heading_20_3" text:outline-level="3">Übersicht wichtiger Members, Properties und Methods.</text:h>
      <text:h text:style-name="Heading_20_4" text:outline-level="4">Input-orientierte Members, Properties und Methods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2">Name</text:p>
          </table:table-cell>
          <table:table-cell table:style-name="Tabelle2.A1" office:value-type="string">
            <text:p text:style-name="P2">Beschreibung</text:p>
          </table:table-cell>
          <table:table-cell table:style-name="Tabelle2.C1" office:value-type="string">
            <text:p text:style-name="P2">Wichtige Methode / Eigenschaften</text:p>
          </table:table-cell>
        </table:table-row>
        <table:table-row>
          <table:table-cell table:style-name="Tabelle2.A2" office:value-type="string">
            <text:p text:style-name="Tabellen_20_Code">InputString : ansistring</text:p>
          </table:table-cell>
          <table:table-cell table:style-name="Tabelle2.A2" office:value-type="string">
            <text:p text:style-name="Table_20_Contents">Zeichenkette, welche den vom Benutzer eingegebenen temporalen Ausdruck als Text enthält. Diese ist Ausgangsbasis der Umformungen.</text:p>
          </table:table-cell>
          <table:table-cell table:style-name="Tabelle2.C2" office:value-type="string">
            <text:p text:style-name="Tabellen_20_Code"/>
          </table:table-cell>
        </table:table-row>
        <text:soft-page-break/>
        <table:table-row>
          <table:table-cell table:style-name="Tabelle2.A2" office:value-type="string">
            <text:p text:style-name="Tabellen_20_Code">InputTree : TTreeNodes</text:p>
          </table:table-cell>
          <table:table-cell table:style-name="Tabelle2.A2" office:value-type="string">
            <text:p text:style-name="Table_20_Contents">Baumstruktur des in InputString eigegebenen temporalen Terms.</text:p>
          </table:table-cell>
          <table:table-cell table:style-name="Tabelle2.C2" office:value-type="string">
            <text:p text:style-name="Tabellen_20_Code"/>
          </table:table-cell>
        </table:table-row>
      </table:table>
      <text:h text:style-name="Heading_20_4" text:outline-level="4">Output-orientierte Members, Properties und Methods</text:h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2">Name</text:p>
          </table:table-cell>
          <table:table-cell table:style-name="Tabelle4.A1" office:value-type="string">
            <text:p text:style-name="P2">Beschreibung</text:p>
          </table:table-cell>
          <table:table-cell table:style-name="Tabelle4.C1" office:value-type="string">
            <text:p text:style-name="P2">Wichtige Methode / Eigenschaften</text:p>
          </table:table-cell>
        </table:table-row>
        <table:table-row>
          <table:table-cell table:style-name="Tabelle4.A2" office:value-type="string">
            <text:p text:style-name="Tabellen_20_Code">OutputTree : TTreeNodes</text:p>
          </table:table-cell>
          <table:table-cell table:style-name="Tabelle4.A2" office:value-type="string">
            <text:p text:style-name="Table_20_Contents">Baumstruktur des fertig umgeformten temporalen Terms. Im nicht-Fehler-Fall handelt es sich um einen Ausdruck in temporaler disjunktiver Normalform, d.h. die Baumstruktur besteht aus disjunktiv verbundenen MCSS.</text:p>
          </table:table-cell>
          <table:table-cell table:style-name="Tabelle4.C2" office:value-type="string">
            <text:p text:style-name="Tabellen_20_Code"/>
          </table:table-cell>
        </table:table-row>
        <table:table-row>
          <table:table-cell table:style-name="Tabelle4.A2" office:value-type="string">
            <text:p text:style-name="Tabellen_20_Code">OutputMCSS : ???</text:p>
          </table:table-cell>
          <table:table-cell table:style-name="Tabelle4.A2" office:value-type="string">
            <text:p text:style-name="Table_20_Contents">Enthält alle MCSS des OutputTree / Temporalen Terms nach der Umformung in textueller Form. TBD, wahrscheinlich vom Typ TStrings.</text:p>
          </table:table-cell>
          <table:table-cell table:style-name="Tabelle4.C2" office:value-type="string">
            <text:p text:style-name="Tabellen_20_Code"/>
          </table:table-cell>
        </table:table-row>
      </table:table>
      <text:h text:style-name="Heading_20_4" text:outline-level="4">Allgemein / Sonstige Members, Properties und Methods</text:h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2">Name</text:p>
          </table:table-cell>
          <table:table-cell table:style-name="Tabelle5.A1" office:value-type="string">
            <text:p text:style-name="P2">Beschreibung</text:p>
          </table:table-cell>
          <table:table-cell table:style-name="Tabelle5.C1" office:value-type="string">
            <text:p text:style-name="P2">Wichtige Methode / Eigenschaften</text:p>
          </table:table-cell>
        </table:table-row>
        <table:table-row>
          <table:table-cell table:style-name="Tabelle5.A2" office:value-type="string">
            <text:p text:style-name="Tabellen_20_Code">BasicEventList : TFPList</text:p>
          </table:table-cell>
          <table:table-cell table:style-name="Tabelle5.A2" office:value-type="string">
            <text:p text:style-name="Table_20_Contents">Liste mit Zeigern auf die Basisereignisse des temporalen Terms.</text:p>
          </table:table-cell>
          <table:table-cell table:style-name="Tabelle5.C2" office:value-type="string">
            <text:p text:style-name="Tabellen_20_Code"/>
          </table:table-cell>
        </table:table-row>
      </table:table>
      <text:h text:style-name="Heading_20_2" text:outline-level="2">TTFTAList</text:h>
      <text:h text:style-name="Heading_20_1" text:outline-level="1"><text:change-end text:change-id="ct-1555268752"/><text:change text:change-id="ct-1610183832"/>Help for using TFTASolver</text:h>
      <text:p text:style-name="Text_20_body">TB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Georgia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eorgia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_20_Code" style:display-name="Textkörper Code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Nimbus Mono L" style:font-size-asian="10.5pt"/>
    </style:style>
    <style:style style:name="Text" style:family="paragraph" style:parent-style-name="Caption" style:class="extra"/>
    <style:style style:name="Tabellen_20_Code" style:display-name="Tabellen Code" style:family="paragraph" style:parent-style-name="Textkörper_20_Code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9.002cm" fo:margin-left="0cm" fo:margin-right="-0.002cm" table:align="margins"/>
    </style:style>
    <style:style style:name="Tabelle3.A" style:family="table-column">
      <style:table-column-properties style:column-width="15.589cm" style:rel-column-width="8838*"/>
    </style:style>
    <style:style style:name="Tabelle3.B" style:family="table-column">
      <style:table-column-properties style:column-width="3.413cm" style:rel-column-width="1935*"/>
    </style:style>
    <style:style style:name="Tabelle3.A1" style:family="table-cell">
      <style:table-cell-properties fo:padding="0.097cm" fo:border="none"/>
    </style:style>
    <style:style style:name="MP1" style:family="paragraph" style:parent-style-name="Footer_20_left" style:master-page-name="">
      <style:paragraph-properties style:page-number="auto"/>
    </style:style>
    <style:style style:name="MP2" style:family="paragraph" style:parent-style-name="Footer_20_left">
      <style:paragraph-properties fo:text-align="end" style:justify-single-word="false"/>
    </style:style>
    <style:style style:name="MT1" style:family="text">
      <style:text-properties style:font-name="Nimbus Roman No9 L" fo:font-size="12pt" style:font-size-asian="12pt" style:font-size-complex="12pt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title>Dokumentation of TFTASOLVER</text:title> / <text:initial-creator>Simon J. Schilling</text:initial-creator> / <text:date style:data-style-name="N80" text:date-value="2008-11-27T21:51:15">27. Nov. 2008</text:date> / Version <text:editing-cycles>22</text:editing-cycles></text:p>
            </table:table-cell>
            <table:table-cell table:style-name="Tabelle3.A1" office:value-type="string">
              <text:p text:style-name="MP2"><text:span text:style-name="MT1">page</text:span> <text:span text:style-name="MT2"><text:page-number text:select-page="current">4</text:page-number></text:span><text:span text:style-name="MT2"> of <text:s/></text:span><text:span text:style-name="MT2"><text:page-count>4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Dokumentation of TFTASOLVER</dc:title>
    <meta:initial-creator>Simon J. Schilling</meta:initial-creator>
    <meta:creation-date>2008-11-15T08:08:52</meta:creation-date>
    <dc:creator>Simon J. Schilling</dc:creator>
    <dc:date>2008-11-27T21:51:14</dc:date>
    <meta:editing-cycles>22</meta:editing-cycles>
    <meta:editing-duration>PT05H31M51S</meta:editing-duration>
    <meta:document-statistic meta:table-count="5" meta:image-count="0" meta:object-count="0" meta:page-count="4" meta:paragraph-count="126" meta:word-count="735" meta:character-count="5421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rsterstellung" VL:creator="Simon J. Schilling" dc:date-time="2008-11-15T08:07:57"/>
  <VL:version-entry VL:title="Version2" VL:comment="" VL:creator="Simon J. Schilling" dc:date-time="2008-11-15T08:10:27"/>
  <VL:version-entry VL:title="Version3" VL:comment="Automatisch gespeicherte Version" VL:creator="Simon J. Schilling" dc:date-time="2008-11-15T13:49:08"/>
</VL:version-list>
</file>